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>ROOMS_MASTER</text:p>
      <text:p text:style-name="Standard"/>
      <text:p text:style-name="Standard">need to update the delete and create to redirect like edit availability does</text:p>
      <text:p text:style-name="Standard">needs editing for occupation events and proper redirects</text:p>
      <text:p text:style-name="Standard">needs button links for person rooms in the display</text:p>
      <text:p text:style-name="Standard">need to figure out how to get and display ownerless rooms</text:p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soft-page-break/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5T20:29:35.78</dc:date>
    <dc:creator>Trevor Pierson</dc:creator>
    <meta:editing-duration>P1DT12H41M41S</meta:editing-duration>
    <meta:editing-cycles>8</meta:editing-cycles>
    <meta:generator>OpenOffice/4.1.13$Win32 OpenOffice.org_project/4113m1$Build-9810</meta:generator>
    <meta:document-statistic meta:table-count="0" meta:image-count="0" meta:object-count="0" meta:page-count="2" meta:paragraph-count="42" meta:word-count="320" meta:character-count="1813"/>
  </office:meta>
</office:document-meta>
</file>